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" manifest:full-path="ObjectReplacements/OleObj2"/>
  <manifest:file-entry manifest:media-type="" manifest:full-path="ObjectReplacements/OleObj3"/>
  <manifest:file-entry manifest:media-type="" manifest:full-path="ObjectReplacements/OleObj4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application/octet-stream" manifest:full-path="OleObj1"/>
  <manifest:file-entry manifest:media-type="text/xml" manifest:full-path="settings.xml"/>
  <manifest:file-entry manifest:media-type="application/octet-stream" manifest:full-path="OleObj2"/>
  <manifest:file-entry manifest:media-type="text/xml" manifest:full-path="styles.xml"/>
  <manifest:file-entry manifest:media-type="application/rdf+xml" manifest:full-path="manifest.rdf"/>
  <manifest:file-entry manifest:media-type="application/octet-stream" manifest:full-path="OleObj3"/>
  <manifest:file-entry manifest:media-type="text/xml" manifest:full-path="meta.xml"/>
  <manifest:file-entry manifest:media-type="application/octet-stream" manifest:full-path="OleObj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SimSun" svg:font-family="SimSun"/>
    <style:font-face style:name="新細明體" svg:font-family="新細明體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/>
    </style:style>
    <style:style style:name="P2" style:family="paragraph" style:parent-style-name="Standard">
      <style:paragraph-properties fo:margin-top="0cm" fo:margin-bottom="0.353cm" fo:line-height="100%" fo:text-align="start" style:justify-single-word="false"/>
    </style:style>
    <style:style style:name="P3" style:family="paragraph" style:parent-style-name="Standard">
      <style:paragraph-properties fo:margin-top="0cm" fo:margin-bottom="0.353cm" fo:line-height="115%" fo:text-align="start" style:justify-single-word="false"/>
      <style:text-properties fo:color="#c0c0c0" style:font-name="SimSun" fo:font-size="11pt" fo:font-weight="normal" fo:background-color="#000000" style:font-name-asian="SimSun" style:font-name-complex="SimSun"/>
    </style:style>
    <style:style style:name="P4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新細明體" fo:font-size="20pt" fo:font-weight="bold" fo:background-color="transparent" style:font-name-asian="新細明體" style:font-name-complex="新細明體"/>
    </style:style>
    <style:style style:name="P5" style:family="paragraph" style:parent-style-name="Standard">
      <style:paragraph-properties fo:margin-top="0cm" fo:margin-bottom="0.353cm" fo:line-height="100%" fo:text-align="start" style:justify-single-word="false"/>
      <style:text-properties style:use-window-font-color="true" style:font-name="新細明體" fo:font-size="20pt" fo:font-weight="bold" fo:background-color="transparent" style:font-name-asian="新細明體" style:font-name-complex="新細明體"/>
    </style:style>
    <style:style style:name="P6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新細明體" fo:font-size="11pt" fo:font-weight="normal" fo:background-color="transparent" style:font-name-asian="新細明體" style:font-name-complex="新細明體"/>
    </style:style>
    <style:style style:name="P7" style:family="paragraph" style:parent-style-name="Standard">
      <style:paragraph-properties fo:margin-top="0cm" fo:margin-bottom="0.353cm" fo:line-height="100%" fo:text-align="start" style:justify-single-word="false"/>
      <style:text-properties style:use-window-font-color="true" style:font-name="新細明體" fo:font-size="11pt" fo:font-weight="normal" fo:background-color="transparent" style:font-name-asian="新細明體" style:font-name-complex="新細明體"/>
    </style:style>
    <style:style style:name="P8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新細明體" fo:font-size="22pt" fo:font-weight="bold" fo:background-color="transparent" style:font-name-asian="新細明體" style:font-name-complex="新細明體"/>
    </style:style>
    <style:style style:name="T1" style:family="text">
      <style:text-properties fo:color="#c0c0c0" style:font-name="Courier New" fo:font-size="11pt" fo:font-weight="normal" fo:background-color="#000000" style:font-name-asian="Courier New" style:font-name-complex="Courier New"/>
    </style:style>
    <style:style style:name="T2" style:family="text">
      <style:text-properties fo:color="#c0c0c0" style:font-name="SimSun" fo:font-size="11pt" fo:font-weight="normal" fo:background-color="#000000" style:font-name-asian="SimSun" style:font-name-complex="SimSun"/>
    </style:style>
    <style:style style:name="T3" style:family="text">
      <style:text-properties style:use-window-font-color="true" style:font-name="新細明體" fo:font-size="20pt" fo:font-weight="bold" fo:background-color="transparent" style:font-name-asian="新細明體" style:font-name-complex="新細明體"/>
    </style:style>
    <style:style style:name="T4" style:family="text">
      <style:text-properties style:use-window-font-color="true" style:font-name="新細明體" fo:font-size="20pt" fo:font-weight="normal" fo:background-color="transparent" style:font-name-asian="新細明體" style:font-name-complex="新細明體"/>
    </style:style>
    <style:style style:name="T5" style:family="text">
      <style:text-properties style:use-window-font-color="true" style:font-name="新細明體" fo:font-size="11pt" fo:font-weight="normal" fo:background-color="transparent" style:font-name-asian="新細明體" style:font-name-complex="新細明體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/text:span><text:span text:style-name="T2">快速整合動畫物件</text:span></text:p>
      <text:p text:style-name="P3"><text:tab/>易懂易學的編輯概念</text:p>
      <text:p text:style-name="P3"><text:tab/>減少開發時間</text:p>
      <text:p text:style-name="P3"><text:tab/>所見即所得</text:p>
      <text:p text:style-name="P3"><text:tab/>可擴充式功能</text:p>
      <text:p text:style-name="P3"/>
      <text:p text:style-name="P3"><text:tab/>基於遊戲動畫整合開發立場,本工具可以減少程序員對美術窗口溝通,</text:p>
      <text:p text:style-name="P3"><text:tab/>美術人員可以在編輯器中直接安排遊戲中要出現的景象,完全無須程</text:p>
      <text:p text:style-name="P3"><text:tab/>序人員配合,即使變更動畫也不影響程序端,並且針對open gl ES做了</text:p>
      <text:p text:style-name="P3"><text:tab/>最佳化處理,可以高速增加效能,並且採用flash like方式讓美術人員</text:p>
      <text:p text:style-name="P3"><text:tab/>編輯,使美術人員可以快速的上手操作,對程序端而言只是一個讀取的</text:p>
      <text:p text:style-name="P3"><text:tab/>動作完全不需理會動畫有多複雜.</text:p>
      <text:p text:style-name="P3"/>
      <text:p text:style-name="P3"><text:tab/>引擎整合了多項編輯器輸出的檔案,並且有淺顯易懂的物件導向式概念,</text:p>
      <text:p text:style-name="P3"><text:tab/>簡單幾個步驟就可以快速的上手,並且可以針對自己需要隨時改變需要</text:p>
      <text:p text:style-name="P3"><text:tab/>的功能,不受限於任何遊戲的類型.</text:p>
      <text:p text:style-name="P4"/>
      <text:p text:style-name="P4"><text:tab/><text:tab/><text:tab/><text:tab/>Engine</text:p>
      <text:p text:style-name="P6">跨平台API</text:p>
      <text:p text:style-name="P6">支援opengl es 1,支援opengl es 2</text:p>
      <text:p text:style-name="P6">輕鬆改寫替換shader</text:p>
      <text:p text:style-name="P6">超友善開發環境</text:p>
      <text:p text:style-name="P6">windows編程,跨平台編譯但對於功能還是得是用指定語言開發</text:p>
      <text:p text:style-name="P6">95% c++ 5%指定語言</text:p>
      <text:p text:style-name="P6">強大的2D 動畫編輯器支援</text:p>
      <text:p text:style-name="P6"><text:soft-page-break/>3D方面Collada 模型支援(有限制的),Skinning Animation support(shader support)</text:p>
      <text:p text:style-name="P6">iOS support</text:p>
      <text:p text:style-name="P6">Android(NDK support)</text:p>
      <text:p text:style-name="P6">Windows(dot net)</text:p>
      <text:p text:style-name="P6">Linux support(with SDL)</text:p>
      <text:p text:style-name="P8"><text:tab/><text:tab/><text:tab/><text:tab/> Particle</text:p>
      <text:p text:style-name="P6">Particle Editor</text:p>
      <text:p text:style-name="P6">2D 3D 粒子支援,可延伸式格式,高效能</text:p>
      <text:p text:style-name="P6">群組概念,時間概念,路徑行走</text:p>
      <text:p text:style-name="P6"/>
      <text:p text:style-name="P2"><draw:frame draw:style-name="fr1" draw:name="1" text:anchor-type="as-char" svg:width="14.658cm" style:rel-width="scale" svg:height="7.99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5"><text:tab/><text:tab/><text:tab/><text:tab/>2D animation system</text:p>
      <text:p text:style-name="P7">Animation Editor</text:p>
      <text:p text:style-name="P6">動畫物件概念</text:p>
      <text:p text:style-name="P6">可延伸格式</text:p>
      <text:p text:style-name="P6">可增加額外資料(xml)</text:p>
      <text:p text:style-name="P7">高效能</text:p>
      <text:p text:style-name="P2"><text:soft-page-break/><draw:frame draw:style-name="fr1" draw:name="2" text:anchor-type="as-char" svg:width="14.658cm" style:rel-width="scale" svg:height="7.911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6"/>
      <text:p text:style-name="P1"><text:span text:style-name="T5"><text:tab/><text:tab/><text:tab/><text:tab/></text:span><text:span text:style-name="T4">Game Dev Tools</text:span></text:p>
      <text:p text:style-name="P6">LevelEditor</text:p>
      <text:p text:style-name="P6">階層概念,格線移動,自動對位功能,物件導向,使用者資料</text:p>
      <text:p text:style-name="P2"><draw:frame draw:style-name="fr1" draw:name="3" text:anchor-type="as-char" svg:width="14.658cm" style:rel-width="scale" svg:height="7.911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6">Font Image Generator</text:p>
      <text:p text:style-name="P6">unicode support,all language support</text:p>
      <text:p text:style-name="P2"><text:soft-page-break/><draw:frame draw:style-name="fr1" draw:name="4" text:anchor-type="as-char" svg:width="14.658cm" style:rel-width="scale" svg:height="10.134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SimSun" svg:font-family="SimSun"/>
    <style:font-face style:name="新細明體" svg:font-family="新細明體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4" meta:page-count="4" meta:paragraph-count="46" meta:word-count="475" meta:character-count="805"/>
    <dc:date>2014-11-10T20:46:29.42</dc:date>
    <meta:editing-duration>PT1M9S</meta:editing-duration>
    <meta:editing-cycles>1</meta:editing-cycles>
    <meta:generator>OpenOffice/4.1.0$Win32 OpenOffice.org_project/410m18$Build-9764</meta:generator>
  </office:meta>
</office:document-meta>
</file>